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11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November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64171" calcext:value-type="float">
            <text:p><text:s/>564,171 </text:p>
          </table:table-cell>
          <table:table-cell table:style-name="ce30" office:value-type="float" office:value="2529" calcext:value-type="float">
            <text:p><text:s/>2,529 </text:p>
          </table:table-cell>
          <table:table-cell table:style-name="ce30" office:value-type="float" office:value="28645" calcext:value-type="float">
            <text:p><text:s/>28,6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507669" calcext:value-type="float">
            <text:p><text:s/>507,669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35" calcext:value-type="float">
            <text:p><text:s/>435 </text:p>
          </table:table-cell>
          <table:table-cell table:style-name="ce30" office:value-type="float" office:value="24605" calcext:value-type="float">
            <text:p><text:s/>24,605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1202" calcext:value-type="float">
            <text:p><text:s/>1,202 </text:p>
          </table:table-cell>
          <table:table-cell table:style-name="ce30" office:value-type="float" office:value="4130" calcext:value-type="float">
            <text:p><text:s/>4,130 </text:p>
          </table:table-cell>
          <table:table-cell table:style-name="ce30" office:value-type="float" office:value="3252" calcext:value-type="float">
            <text:p><text:s/>3,252 </text:p>
          </table:table-cell>
          <table:table-cell table:style-name="ce30" office:value-type="float" office:value="878" calcext:value-type="float">
            <text:p><text:s/>878 </text:p>
          </table:table-cell>
          <table:table-cell table:style-name="ce30" office:value-type="float" office:value="133" calcext:value-type="float">
            <text:p><text:s/>133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8197" calcext:value-type="float">
            <text:p><text:s/>178,197 </text:p>
          </table:table-cell>
          <table:table-cell table:style-name="ce30" office:value-type="float" office:value="744" calcext:value-type="float">
            <text:p><text:s/>74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7932" calcext:value-type="float">
            <text:p><text:s/>167,932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70" calcext:value-type="float">
            <text:p><text:s/>270 </text:p>
          </table:table-cell>
          <table:table-cell table:style-name="ce30" office:value-type="float" office:value="9249" calcext:value-type="float">
            <text:p><text:s/>9,249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11" calcext:value-type="float">
            <text:p><text:s/>411 </text:p>
          </table:table-cell>
          <table:table-cell table:style-name="ce30" office:value-type="float" office:value="1079" calcext:value-type="float">
            <text:p><text:s/>1,079 </text:p>
          </table:table-cell>
          <table:table-cell table:style-name="ce30" office:value-type="float" office:value="1016" calcext:value-type="float">
            <text:p><text:s/>1,016 </text:p>
          </table:table-cell>
          <table:table-cell table:style-name="ce30" office:value-type="float" office:value="63" calcext:value-type="float">
            <text:p><text:s/>63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04" calcext:value-type="float">
            <text:p><text:s/>82,204 </text:p>
          </table:table-cell>
          <table:table-cell table:style-name="ce30" office:value-type="float" office:value="455" calcext:value-type="float">
            <text:p><text:s/>455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245" calcext:value-type="float">
            <text:p><text:s/>73,2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3" calcext:value-type="float">
            <text:p><text:s/>103 </text:p>
          </table:table-cell>
          <table:table-cell table:style-name="ce30" office:value-type="float" office:value="2085" calcext:value-type="float">
            <text:p><text:s/>2,0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1" calcext:value-type="float">
            <text:p><text:s/>261 </text:p>
          </table:table-cell>
          <table:table-cell table:style-name="ce30" office:value-type="float" office:value="402" calcext:value-type="float">
            <text:p><text:s/>402 </text:p>
          </table:table-cell>
          <table:table-cell table:style-name="ce30" office:value-type="float" office:value="311" calcext:value-type="float">
            <text:p><text:s/>311 </text:p>
          </table:table-cell>
          <table:table-cell table:style-name="ce30" office:value-type="float" office:value="91" calcext:value-type="float">
            <text:p><text:s/>91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0233" calcext:value-type="float">
            <text:p><text:s/>50,233 </text:p>
          </table:table-cell>
          <table:table-cell table:style-name="ce30" office:value-type="float" office:value="276" calcext:value-type="float">
            <text:p><text:s/>276 </text:p>
          </table:table-cell>
          <table:table-cell table:style-name="ce30" office:value-type="float" office:value="7796" calcext:value-type="float">
            <text:p><text:s/>7,7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8155" calcext:value-type="float">
            <text:p><text:s/>38,15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3705" calcext:value-type="float">
            <text:p><text:s/>3,7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3" calcext:value-type="float">
            <text:p><text:s/>193 </text:p>
          </table:table-cell>
          <table:table-cell table:style-name="ce30" office:value-type="float" office:value="640" calcext:value-type="float">
            <text:p><text:s/>640 </text:p>
          </table:table-cell>
          <table:table-cell table:style-name="ce30" office:value-type="float" office:value="577" calcext:value-type="float">
            <text:p><text:s/>577 </text:p>
          </table:table-cell>
          <table:table-cell table:style-name="ce30" office:value-type="float" office:value="63" calcext:value-type="float">
            <text:p><text:s/>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895" calcext:value-type="float">
            <text:p><text:s/>20,895 </text:p>
          </table:table-cell>
          <table:table-cell table:style-name="ce30" office:value-type="float" office:value="152" calcext:value-type="float">
            <text:p><text:s/>152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52" calcext:value-type="float">
            <text:p><text:s/>16,3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74" calcext:value-type="float">
            <text:p><text:s/>7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8" calcext:value-type="float">
            <text:p><text:s/>148 </text:p>
          </table:table-cell>
          <table:table-cell table:number-columns-repeated="2" table:style-name="ce30" office:value-type="float" office:value="160" calcext:value-type="float">
            <text:p><text:s/>16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4191" calcext:value-type="float">
            <text:p><text:s/>114,191 </text:p>
          </table:table-cell>
          <table:table-cell table:style-name="ce30" office:value-type="float" office:value="654" calcext:value-type="float">
            <text:p><text:s/>654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908" calcext:value-type="float">
            <text:p><text:s/>110,90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2725" calcext:value-type="float">
            <text:p><text:s/>2,7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927" calcext:value-type="float">
            <text:p><text:s/>927 </text:p>
          </table:table-cell>
          <table:table-cell table:style-name="ce30" office:value-type="float" office:value="389" calcext:value-type="float">
            <text:p><text:s/>389 </text:p>
          </table:table-cell>
          <table:table-cell table:style-name="ce30" office:value-type="float" office:value="538" calcext:value-type="float">
            <text:p><text:s/>53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5774" calcext:value-type="float">
            <text:p><text:s/>115,774 </text:p>
          </table:table-cell>
          <table:table-cell table:style-name="ce30" office:value-type="float" office:value="248" calcext:value-type="float">
            <text:p><text:s/>248 </text:p>
          </table:table-cell>
          <table:table-cell table:style-name="ce30" office:value-type="float" office:value="10027" calcext:value-type="float">
            <text:p><text:s/>10,0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98994" calcext:value-type="float">
            <text:p><text:s/>98,9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5962" calcext:value-type="float">
            <text:p><text:s/>5,962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30" office:value-type="float" office:value="102" calcext:value-type="float">
            <text:p><text:s/>102 </text:p>
          </table:table-cell>
          <table:table-cell table:style-name="ce30" office:value-type="float" office:value="914" calcext:value-type="float">
            <text:p><text:s/>914 </text:p>
          </table:table-cell>
          <table:table-cell table:style-name="ce30" office:value-type="float" office:value="791" calcext:value-type="float">
            <text:p><text:s/>791 </text:p>
          </table:table-cell>
          <table:table-cell table:style-name="ce30" office:value-type="float" office:value="123" calcext:value-type="float">
            <text:p><text:s/>123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89" calcext:value-type="float">
            <text:p><text:s/>2,689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29" calcext:value-type="float">
            <text:p><text:s/>9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4" calcext:value-type="float">
            <text:p><text:s/>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7521" calcext:value-type="float">
            <text:p><text:s/>37,521 </text:p>
          </table:table-cell>
          <table:table-cell table:style-name="ce31" office:value-type="float" office:value="86" calcext:value-type="float">
            <text:p><text:s/>8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397" calcext:value-type="float">
            <text:p><text:s/>32,3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21" calcext:value-type="float">
            <text:p><text:s/>3,92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518" calcext:value-type="float">
            <text:p><text:s/>518 </text:p>
          </table:table-cell>
          <table:table-cell table:style-name="ce31" office:value-type="float" office:value="469" calcext:value-type="float">
            <text:p><text:s/>469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005" calcext:value-type="float">
            <text:p><text:s/>5,005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1" calcext:value-type="float">
            <text:p><text:s/>3,4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6" calcext:value-type="float">
            <text:p><text:s/>3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783" calcext:value-type="float">
            <text:p><text:s/>1,783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7" calcext:value-type="float">
            <text:p><text:s/>1,5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5" calcext:value-type="float">
            <text:p><text:s/>185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92" calcext:value-type="float">
            <text:p><text:s/>5,192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72" calcext:value-type="float">
            <text:p><text:s/>4,6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4" calcext:value-type="float">
            <text:p><text:s/>234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88" calcext:value-type="float">
            <text:p><text:s/>1,888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6" calcext:value-type="float">
            <text:p><text:s/>1,7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48" calcext:value-type="float">
            <text:p><text:s/>2,2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5" calcext:value-type="float">
            <text:p><text:s/>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575" calcext:value-type="float">
            <text:p><text:s/>2,5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1" calcext:value-type="float">
            <text:p><text:s/>20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0" calcext:value-type="float">
            <text:p><text:s/>13,050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42" calcext:value-type="float">
            <text:p><text:s/>12,1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35" calcext:value-type="float">
            <text:p><text:s/>63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7" calcext:value-type="float">
            <text:p><text:s/>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44" calcext:value-type="float">
            <text:p><text:s/>2,644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397" calcext:value-type="float">
            <text:p><text:s/>17,397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1" calcext:value-type="float">
            <text:p><text:s/>16,2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0" calcext:value-type="float">
            <text:p><text:s/>2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105" calcext:value-type="float">
            <text:p><text:s/>7,105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10" calcext:value-type="float">
            <text:p><text:s/>2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480" calcext:value-type="float">
            <text:p><text:s/>6,4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45" calcext:value-type="float">
            <text:p><text:s/>3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84" calcext:value-type="float">
            <text:p><text:s/>84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81" calcext:value-type="float">
            <text:p><text:s/>15,981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9" calcext:value-type="float">
            <text:p><text:s/>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77" calcext:value-type="float">
            <text:p><text:s/>2,67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3" calcext:value-type="float">
            <text:p><text:s/>2,08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5" calcext:value-type="float">
            <text:p><text:s/>10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54" calcext:value-type="float">
            <text:p><text:s/>2,15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5" calcext:value-type="float">
            <text:p><text:s/>2,04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" calcext:value-type="float">
            <text:p><text:s/>10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3" calcext:value-type="float">
            <text:p><text:s/>5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1-07T09:31:31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